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10000081B000001E19B16A069.png" manifest:media-type="image/png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1" svg:font-family="Times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line-height="115%" fo:text-align="justify" style:justify-single-word="false" fo:orphans="2" fo:widows="2" style:page-number="1">
        <style:tab-stops>
          <style:tab-stop style:position="8.001cm"/>
        </style:tab-stops>
      </style:paragraph-properties>
      <style:text-properties fo:color="#000000" loext:opacity="100%" style:font-name="Times New Roman" fo:font-size="12pt" style:font-size-asian="12pt" style:font-size-complex="12pt"/>
    </style:style>
    <style:style style:name="P2" style:family="paragraph" style:parent-style-name="Standard">
      <style:paragraph-properties fo:line-height="115%" fo:text-align="justify" style:justify-single-word="false" fo:orphans="2" fo:widows="2">
        <style:tab-stops>
          <style:tab-stop style:position="8.001cm"/>
        </style:tab-stops>
      </style:paragraph-properties>
      <style:text-properties fo:color="#000000" loext:opacity="100%" style:font-name="Times New Roman" fo:font-size="12pt" style:font-size-asian="12pt" style:font-size-complex="12pt"/>
    </style:style>
    <style:style style:name="P3" style:family="paragraph" style:parent-style-name="Standard">
      <style:paragraph-properties fo:margin-top="0.423cm" fo:margin-bottom="0cm" style:contextual-spacing="false" fo:line-height="115%" fo:text-align="end" style:justify-single-word="false" fo:orphans="2" fo:widows="2"/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P4" style:family="paragraph" style:parent-style-name="Standard">
      <style:paragraph-properties fo:margin-top="0.423cm" fo:margin-bottom="0cm" style:contextual-spacing="false" fo:line-height="115%" fo:text-align="justify" style:justify-single-word="false" fo:orphans="2" fo:widows="2"/>
      <style:text-properties fo:color="#000000" loext:opacity="100%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5" style:family="paragraph" style:parent-style-name="Standard">
      <style:paragraph-properties fo:margin-top="0.423cm" fo:margin-bottom="0cm" style:contextual-spacing="false" fo:line-height="115%" fo:text-align="justify" style:justify-single-word="false" fo:orphans="2" fo:widows="2"/>
      <style:text-properties fo:color="#000000" loext:opacity="100%" style:font-name="Times New Roman" fo:font-size="12pt" officeooo:paragraph-rsid="002a38d4" style:font-name-asian="Times New Roman1" style:font-size-asian="12pt" style:font-name-complex="Times New Roman1" style:font-size-complex="12pt"/>
    </style:style>
    <style:style style:name="P6" style:family="paragraph" style:parent-style-name="Standard">
      <style:paragraph-properties fo:margin-top="0.423cm" fo:margin-bottom="0cm" style:contextual-spacing="false" fo:line-height="115%" fo:text-align="justify" style:justify-single-word="false" fo:orphans="2" fo:widows="2"/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P7" style:family="paragraph" style:parent-style-name="Standard">
      <style:paragraph-properties fo:margin-top="0.423cm" fo:margin-bottom="0cm" style:contextual-spacing="false" fo:line-height="115%" fo:text-align="justify" style:justify-single-word="false" fo:orphans="2" fo:widows="2"/>
      <style:text-properties fo:color="#000000" loext:opacity="100%" style:font-name="Times New Roman" fo:font-size="12pt" fo:background-color="transparent" style:font-name-asian="Times New Roman1" style:font-size-asian="12pt" style:font-name-complex="Times New Roman1" style:font-size-complex="12pt"/>
    </style:style>
    <style:style style:name="P8" style:family="paragraph" style:parent-style-name="Standard">
      <style:paragraph-properties fo:margin-top="0.423cm" fo:margin-bottom="0cm" style:contextual-spacing="false" fo:line-height="115%" fo:text-align="justify" style:justify-single-word="false" fo:orphans="2" fo:widows="2"/>
      <style:text-properties style:font-name="Times New Roman" fo:font-size="12pt" style:font-size-asian="12pt" style:font-size-complex="12pt"/>
    </style:style>
    <style:style style:name="P9" style:family="paragraph" style:parent-style-name="Standard">
      <style:paragraph-properties fo:margin-top="0cm" fo:margin-bottom="0.499cm" style:contextual-spacing="false" fo:line-height="115%" fo:orphans="2" fo:widows="2"/>
      <style:text-properties fo:color="#000000" loext:opacity="100%" style:font-name="Times New Roman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line-height="115%" fo:text-align="center" style:justify-single-word="false" fo:orphans="2" fo:widows="2"/>
      <style:text-properties fo:color="#000000" loext:opacity="100%" style:font-name="Times New Roman" fo:font-size="12pt" style:font-size-asian="12pt" style:font-size-complex="12pt"/>
    </style:style>
    <style:style style:name="P11" style:family="paragraph" style:parent-style-name="Standard">
      <style:paragraph-properties fo:line-height="115%" fo:orphans="2" fo:widows="2"/>
      <style:text-properties fo:color="#000000" loext:opacity="100%" style:font-name="Times New Roman" fo:font-size="12pt" style:font-size-asian="12pt" style:font-size-complex="12pt"/>
    </style:style>
    <style:style style:name="P12" style:family="paragraph" style:parent-style-name="Frame_20_Contents">
      <style:paragraph-properties fo:text-align="end" style:justify-single-word="false"/>
      <style:text-properties fo:color="#000000" loext:opacity="100%" style:font-name="Arial" fo:font-size="9pt" style:font-name-asian="Arial1" style:font-size-asian="9pt" style:font-name-complex="Arial1"/>
    </style:style>
    <style:style style:name="P13" style:family="paragraph" style:parent-style-name="Frame_20_Contents">
      <style:paragraph-properties fo:text-align="end" style:justify-single-word="false"/>
    </style:style>
    <style:style style:name="P14" style:family="paragraph">
      <loext:graphic-properties draw:fill="none"/>
      <style:paragraph-properties fo:text-align="start"/>
      <style:text-properties fo:color="#000000" loext:opacity="100%" fo:font-size="18pt"/>
    </style:style>
    <style:style style:name="T1" style:family="text">
      <style:text-properties officeooo:rsid="002c6a3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abe7f"/>
    </style:style>
    <style:style style:name="T4" style:family="text">
      <style:text-properties officeooo:rsid="002a38d4"/>
    </style:style>
    <style:style style:name="T5" style:family="text">
      <style:text-properties fo:color="#000000" loext:opacity="100%" style:font-name="Arial" fo:font-size="9pt" style:font-name-asian="Arial1" style:font-size-asian="9pt" style:font-name-complex="Arial1"/>
    </style:style>
    <style:style style:name="fr1" style:family="graphic" style:parent-style-name="Frame">
      <style:graphic-properties fo:margin-left="0cm" fo:margin-right="0.002cm" style:run-through="background" style:wrap="run-through" style:number-wrapped-paragraphs="no-limit" style:vertical-pos="from-top" style:vertical-rel="paragraph" style:horizontal-pos="from-left" style:horizontal-rel="paragraph" draw:opacity="0%" fo:padding="0cm" fo:border="none" style:writing-mode="lr-tb" draw:wrap-influence-on-position="once-concurrent" loext:allow-overlap="true" draw:textarea-vertical-align="top"/>
    </style:style>
    <style:style style:name="fr2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ragraph" style:horizontal-pos="from-left" style:horizontal-rel="paragraph" draw:opacity="0%" fo:padding="0cm" fo:border="none" style:writing-mode="lr-tb" draw:wrap-influence-on-position="once-concurrent" loext:allow-overlap="true" draw:textarea-vertical-align="top"/>
    </style:style>
    <style:style style:name="fr3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gr1" style:family="graphic" style:parent-style-name="Frame">
      <style:graphic-properties draw:stroke="none" svg:stroke-width="0cm" draw:fill="none" loext:fill-use-slide-background="false" draw:textarea-vertical-align="top" draw:auto-grow-height="false" fo:min-height="0.115cm" fo:min-width="0.097cm" fo:padding-top="0cm" fo:padding-bottom="0cm" fo:padding-left="0cm" fo:padding-right="0cm" fo:wrap-option="wrap" loext:decorative="false" fo:margin-left="0cm" fo:margin-right="0.002cm" fo:margin-top="0cm" fo:margin-bottom="0.002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none" loext:fill-use-slide-background="false" draw:textarea-vertical-align="top" draw:auto-grow-height="false" fo:min-height="0.115cm" fo:min-width="0.097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3">DESTINATARIO/A: [destinatario;type='text';title='Persona destinataria';placeholder='Ej. Director del IES ...';description='Nombre y cargo de la persona o unidad destinataria';length='150';required='true']<text:line-break/>[destinatario_email;type='email';title='Correo electrónico de la persona destinataria';placeholder='Ej. <text:a xlink:type="simple" xlink:href="mailto:nombre@dominio.es" text:style-name="Internet_20_link" text:visited-style-name="Visited_20_Internet_20_Link">nombre@dominio.es</text:a>';description='<text:span text:style-name="T1">Opcional: </text:span>cumplimentar <text:span text:style-name="T1">opcionalmente</text:span> si la persona destinataria es una persona física';length='150']</text:p>
      <text:p text:style-name="P2"/>
      <text:p text:style-name="P4">Asunto: [asunto;type='text';title='Asunto';placeholder='Remisión de informe solicitado con referencia de expediente XX/YYYY';description='Resumen breve del motivo de la comunicación';length='200';required='true'].</text:p>
      <text:p text:style-name="P5">En relación a su solicitud con número de registro de entrada <text:span text:style-name="T2">[numero_solicitud;type='text';title='Número de solicitud';placeholder='Ej. 123456/2025';description='Número de registro o expediente de la solicitud';length='30';required='true';pattern='[0-9]{1,10} */ *[0-9]{4,6}';patternmsg='Introduzca el número en formato 123456/2025 o 2025/00123']</text:span> en esta Dirección General de Ordenación de las Enseñanzas, Inclusión e Innovación, [respuesta;type='textarea';title='Texto de la respuesta';placeholder='Ej. se hace constar que la Dirección General de Ordenación de las Enseñanzas, Inclusión e Innovación no dispone de antecedentes, datos ni información en relación con el caso referido.';description='Texto que responde a la solicitud';required='true';before_description="Aparecerá el contenido de este campo a continuac<text:span text:style-name="T3">ión</text:span> del texto: En relación a <text:span text:style-name="T4">su</text:span> solicitud con número <text:span text:style-name="T4">de registro de entrada XX/YYYY en esta Dirección General de Ordenación de las Enseñanzas, Inclusión e Innovación,</text:span>"]</text:p>
      <text:p text:style-name="P4">[firma_cargo;type='select';title='Cargo que firma el documento';values='EL DIRECTOR GENERAL DE ORDENACIÓN DE LAS ENSEÑANZAS, INCLUSIÓN E INNOVACIÓN|EL RESPONSABLE DEL SERVICIO DE ORDENACIÓN DE LAS ENSEÑANZAS Y EDUCACIÓN DE PERSONAS ADULTAS';description='Seleccione el cargo que firma la comunicación';required='true']</text:p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8"/>
      <text:p text:style-name="P9"/>
      <text:p text:style-name="P10"/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1" svg:font-family="Time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" fo:font-size="12pt" fo:language="es" fo:country="ES" style:letter-kerning="false" style:font-name-asian="Times1" style:font-size-asian="12pt" style:rfc-language-tag-asian="es-ES-u-co-trad" style:language-asian="es" style:country-asian="ES" style:font-name-complex="Times1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lr-tb"/>
      <style:text-properties style:use-window-font-color="true" loext:opacity="0%" style:font-name="Times" fo:font-size="12pt" fo:language="es" fo:country="ES" style:letter-kerning="false" style:font-name-asian="Times1" style:font-size-asian="12pt" style:rfc-language-tag-asian="es-ES-u-co-trad" style:language-asian="es" style:country-asian="ES" style:font-name-complex="Times1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fo:hyphenation-keep="auto" loext:hyphenation-keep-type="column" loext:hyphenation-keep-line="fals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tyle="italic" style:font-style-asian="italic" style:font-name-complex="Arial Unicode MS" style:font-family-complex="'Arial Unicode MS'" style:font-family-generic-complex="system" style:font-pitch-complex="variable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chapter">
      <style:paragraph-properties fo:margin-left="0.762cm" fo:orphans="2" fo:widows="2" fo:text-indent="-0.762cm" style:auto-text-indent="false" fo:keep-with-next="always"/>
      <style:text-properties fo:color="#000000" loext:opacity="100%" fo:font-size="14pt" style:font-size-asian="14pt" style:font-size-complex="14pt"/>
    </style:style>
    <style:style style:name="Heading_20_2" style:display-name="Heading 2" style:family="paragraph" style:parent-style-name="Standard" style:next-style-name="Standard" style:default-outline-level="2" style:list-style-name="" style:class="chapter">
      <style:paragraph-properties fo:margin-top="0.635cm" fo:margin-bottom="0.141cm" style:contextual-spacing="false" fo:keep-together="always" fo:orphans="2" fo:widows="2" fo:keep-with-next="always"/>
      <style:text-properties fo:color="#000000" loext:opacity="100%"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chapter">
      <style:paragraph-properties fo:margin-top="0.494cm" fo:margin-bottom="0.141cm" style:contextual-spacing="false" fo:keep-together="always" fo:orphans="2" fo:widows="2" fo:keep-with-next="always"/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chapter">
      <style:paragraph-properties fo:margin-top="0.423cm" fo:margin-bottom="0.071cm" style:contextual-spacing="false" fo:keep-together="always" fo:orphans="2" fo:widows="2" fo:keep-with-next="always"/>
      <style:text-properties fo:color="#000000" loext:opacity="100%" fo:font-weight="bold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chapter">
      <style:paragraph-properties fo:margin-top="0.388cm" fo:margin-bottom="0.071cm" style:contextual-spacing="false" fo:keep-together="always" fo:orphans="2" fo:widows="2" fo:keep-with-next="always"/>
      <style:text-properties fo:color="#000000" loext:opacity="100%"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chapter">
      <style:paragraph-properties fo:margin-top="0.353cm" fo:margin-bottom="0.071cm" style:contextual-spacing="false" fo:keep-together="always" fo:orphans="2" fo:widows="2" fo:keep-with-next="always"/>
      <style:text-properties fo:color="#000000" loext:opacity="100%" fo:font-size="10pt" fo:font-weight="bold" style:font-size-asian="10pt" style:font-weight-asian="bold" style:font-size-complex="10pt" style:font-weight-complex="bold"/>
    </style:style>
    <style:style style:name="Title" style:family="paragraph" style:parent-style-name="Standard" style:next-style-name="Standard" style:class="chapter">
      <style:paragraph-properties fo:line-height="150%" fo:text-align="center" style:justify-single-word="false" fo:orphans="2" fo:widows="2">
        <style:tab-stops>
          <style:tab-stop style:position="1.251cm"/>
        </style:tab-stops>
      </style:paragraph-properties>
      <style:text-properties fo:color="#000000" loext:opacity="100%" style:font-name="Times New Roman" fo:font-family="'Times New Roman'" style:font-family-generic="roman" style:font-pitch="variable" fo:font-size="11pt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1pt" style:font-weight-asian="bold" style:font-name-complex="Times New Roman1" style:font-family-complex="'Times New Roman'" style:font-family-generic-complex="system" style:font-pitch-complex="variable" style:font-size-complex="11pt" style:font-weight-complex="bold"/>
    </style:style>
    <style:style style:name="Índice" style:family="paragraph" style:parent-style-name="Standard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Subtitle" style:family="paragraph" style:parent-style-name="Standard" style:next-style-name="Standard" style:class="chapter">
      <style:paragraph-properties fo:margin-left="0.501cm" fo:line-height="150%" fo:orphans="2" fo:widows="2">
        <style:tab-stops>
          <style:tab-stop style:position="1.251cm"/>
        </style:tab-stops>
      </style:paragraph-properties>
      <style:text-properties fo:color="#000000" loext:opacity="100%" style:font-name="Times New Roman" fo:font-family="'Times New Roman'" style:font-family-generic="roman" style:font-pitch="variable" fo:font-size="11pt" fo:font-weight="bold" style:font-name-asian="Times New Roman1" style:font-family-asian="'Times New Roman'" style:font-family-generic-asian="system" style:font-pitch-asian="variable" style:font-size-asian="11pt" style:font-weight-asian="bold" style:font-name-complex="Times New Roman1" style:font-family-complex="'Times New Roman'" style:font-family-generic-complex="system" style:font-pitch-complex="variable" style:font-size-complex="11pt" style:font-weight-complex="bold"/>
    </style:style>
    <style:style style:name="Cabecera_20_y_20_pie" style:display-name="Cabecera y pie" style:family="paragraph" style:parent-style-name="Standard"/>
    <style:style style:name="Header_20_and_20_Footer" style:display-name="Header and Footer" style:family="paragraph" style:parent-style-name="Standard" style:class="extra"/>
    <style:style style:name="Header" style:family="paragraph" style:parent-style-name="Cabecera_20_y_20_pie" style:class="extra"/>
    <style:style style:name="Footer" style:family="paragraph" style:parent-style-name="Cabecera_20_y_20_pie" style:class="extra"/>
    <style:style style:name="Frame_20_Contents" style:display-name="Frame Contents" style:family="paragraph" style:parent-style-name="Standard"/>
    <style:style style:name="Contenido_20_del_20_marco" style:display-name="Contenido del marco" style:family="paragraph" style:parent-style-name="Standard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inguna_20_lista" style:display-name="Ninguna lista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Standard">
      <style:paragraph-properties fo:margin-left="14.702cm" fo:margin-top="0cm" fo:margin-bottom="0.847cm" style:contextual-spacing="false" fo:line-height="115%" fo:text-align="justify" style:justify-single-word="false" fo:orphans="2" fo:widows="2" fo:text-indent="-0.198cm" style:auto-text-indent="false">
        <style:tab-stops>
          <style:tab-stop style:position="8.001cm"/>
        </style:tab-stops>
      </style:paragraph-properties>
    </style:style>
    <style:style style:name="MP2" style:family="paragraph" style:parent-style-name="Standard">
      <style:paragraph-properties fo:margin-left="14.702cm" fo:margin-top="0cm" fo:margin-bottom="0.847cm" style:contextual-spacing="false" fo:text-align="end" style:justify-single-word="false" fo:orphans="2" fo:widows="2" fo:text-indent="-0.198cm" style:auto-text-indent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3" style:family="paragraph" style:parent-style-name="Standard">
      <style:paragraph-properties fo:margin-top="0.423cm" fo:margin-bottom="0.212cm" style:contextual-spacing="false" fo:orphans="2" fo:widows="2">
        <style:tab-stops>
          <style:tab-stop style:position="0.25cm"/>
          <style:tab-stop style:position="7.5cm" style:type="center"/>
          <style:tab-stop style:position="15cm" style:type="right"/>
        </style:tab-stops>
      </style:paragraph-properties>
      <style:text-properties fo:color="#000000" loext:opacity="100%"/>
    </style:style>
    <style:style style:name="MP4" style:family="paragraph" style:parent-style-name="Standard">
      <style:paragraph-properties>
        <style:tab-stops>
          <style:tab-stop style:position="2.752cm"/>
          <style:tab-stop style:position="8.996cm"/>
        </style:tab-stops>
      </style:paragraph-properties>
    </style:style>
    <style:style style:name="MP5" style:family="paragraph" style:parent-style-name="Standard">
      <style:paragraph-properties fo:line-height="150%">
        <style:tab-stops>
          <style:tab-stop style:position="2.752cm"/>
          <style:tab-stop style:position="8.996cm"/>
        </style:tab-stops>
      </style:paragraph-properties>
      <style:text-properties fo:color="#000000" loext:opacity="100%" style:font-name="Arial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MP6" style:family="paragraph" style:parent-style-name="Frame_20_Contents">
      <style:paragraph-properties fo:text-align="end" style:justify-single-word="false"/>
      <style:text-properties fo:color="#000000" loext:opacity="100%" style:font-name="Arial" fo:font-size="9pt" style:font-name-asian="Arial1" style:font-size-asian="9pt" style:font-name-complex="Arial1"/>
    </style:style>
    <style:style style:name="MP7" style:family="paragraph" style:parent-style-name="Frame_20_Contents">
      <style:paragraph-properties fo:text-align="end" style:justify-single-word="false"/>
    </style:style>
    <style:style style:name="MP8" style:family="paragraph">
      <loext:graphic-properties draw:fill="none"/>
      <style:paragraph-properties fo:text-align="start"/>
      <style:text-properties fo:color="#000000" loext:opacity="100%" fo:font-size="18pt"/>
    </style:style>
    <style:style style:name="MP9" style:family="paragraph" style:parent-style-name="Standard">
      <style:paragraph-properties>
        <style:tab-stops>
          <style:tab-stop style:position="2.752cm"/>
          <style:tab-stop style:position="8.996cm"/>
        </style:tab-stops>
      </style:paragraph-properties>
      <style:text-properties fo:color="#000000" loext:opacity="100%"/>
    </style:style>
    <style:style style:name="MT1" style:family="text">
      <style:text-properties fo:color="#000000" loext:opacity="100%"/>
    </style:style>
    <style:style style:name="MT2" style:family="text">
      <style:text-properties style:font-name="Arial" fo:font-size="8pt" style:font-name-asian="Arial1" style:font-size-asian="8pt" style:font-name-complex="Arial1" style:font-size-complex="8pt"/>
    </style:style>
    <style:style style:name="MT3" style:family="text">
      <style:text-properties fo:color="#000000" loext:opacity="100%" style:font-name="Arial" fo:font-size="8pt" style:font-name-asian="Arial1" style:font-size-asian="8pt" style:font-name-complex="Arial1" style:font-size-complex="8pt"/>
    </style:style>
    <style:style style:name="MT4" style:family="text">
      <style:text-properties fo:color="#000000" loext:opacity="100%" style:font-name="Arial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MT5" style:family="text">
      <style:text-properties fo:color="#000000" loext:opacity="100%" style:font-name="Arial" fo:font-size="9pt" style:font-name-asian="Arial1" style:font-size-asian="9pt" style:font-name-complex="Arial1"/>
    </style:style>
    <style:style style:name="Mfr1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Mfr2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ragraph" style:horizontal-pos="from-left" style:horizontal-rel="paragraph" draw:opacity="0%" fo:padding="0cm" fo:border="none" style:writing-mode="lr-tb" draw:wrap-influence-on-position="once-concurrent" loext:allow-overlap="true" draw:textarea-vertical-align="top"/>
    </style:style>
    <style:style style:name="Mfr3" style:family="graphic" style:parent-style-name="Frame">
      <style:graphic-properties fo:margin-left="0cm" fo:margin-right="0.002cm" style:run-through="background" style:wrap="run-through" style:number-wrapped-paragraphs="no-limit" style:vertical-pos="from-top" style:vertical-rel="paragraph" style:horizontal-pos="from-left" style:horizontal-rel="paragraph" draw:opacity="0%" fo:padding="0cm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cm" draw:fill="none" loext:fill-use-slide-background="false" draw:textarea-vertical-align="top" draw:auto-grow-height="false" fo:min-height="0.115cm" fo:min-width="0.097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 style:parent-style-name="Frame">
      <style:graphic-properties draw:stroke="none" svg:stroke-width="0cm" draw:fill="none" loext:fill-use-slide-background="false" draw:textarea-vertical-align="top" draw:auto-grow-height="false" fo:min-height="0.115cm" fo:min-width="0.097cm" fo:padding-top="0cm" fo:padding-bottom="0cm" fo:padding-left="0cm" fo:padding-right="0cm" fo:wrap-option="wrap" loext:decorative="false" fo:margin-left="0cm" fo:margin-right="0.002cm" fo:margin-top="0cm" fo:margin-bottom="0.002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4.3cm" fo:margin-left="2cm" fo:margin-right="2cm" style:writing-mode="lr-tb" style:layout-grid-color="#c0c0c0" style:layout-grid-lines="13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01cm" fo:margin-left="0cm" fo:margin-right="0cm" fo:margin-bottom="0.4cm" style:dynamic-spacing="true"/>
      </style:header-style>
      <style:footer-style>
        <style:header-footer-properties fo:min-height="2.353cm" fo:margin-left="0cm" fo:margin-right="0cm" fo:margin-top="2.252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2"/>
      </style:header>
      <style:header-first>
        <text:p text:style-name="MP3" loext:marker-style-name="MT1"><draw:frame draw:style-name="Mfr1" draw:name="image1.png" text:anchor-type="char" svg:x="0.243cm" svg:y="1.531cm" svg:width="6.341cm" svg:height="1.473cm" draw:z-index="1"><draw:image xlink:href="Pictures/100000010000081B000001E19B16A069.png" xlink:type="simple" xlink:show="embed" xlink:actuate="onLoad" draw:mime-type="image/png"/></draw:frame></text:p>
      </style:header-first>
      <style:footer>
        <text:p text:style-name="MP4" loext:marker-style-name="MT2"><text:span text:style-name="MT2"><text:tab/></text:span><text:span text:style-name="MT2"/></text:p>
        <text:p text:style-name="MP4" loext:marker-style-name="MT3"><text:span text:style-name="MT3"><text:s text:c="36"/>C/ Granadera Canaria nº 2 <text:s text:c="35"/>Avenida Buenos Aires nº 5 <text:tab/></text:span><text:span text:style-name="MT3"/></text:p>
        <text:p text:style-name="MP4" loext:marker-style-name="MT2"><text:span text:style-name="MT2"><text:tab/>Edificio Granadera Canaria – 1ª planta<text:tab/>Edificio Tres de Mayo, <text:s/>4ª Planta</text:span><text:span text:style-name="MT2"/></text:p>
        <text:p text:style-name="MP4" loext:marker-style-name="MT2"><text:span text:style-name="MT2"><text:tab/>35071 Las Palmas de Gran Canaria<text:tab/>38071 Santa Cruz de Tenerife</text:span><text:span text:style-name="MT2"/></text:p>
        <text:p text:style-name="MP4" loext:marker-style-name="MT3"><text:span text:style-name="MT3"><text:tab/>Tfno: 928455400 <text:s/>Fax: 928 455742<text:tab/>Tfno: 922423500 Fax: 922423806</text:span><text:span text:style-name="MT3"/></text:p>
        <text:p text:style-name="Standard"/>
        <text:p text:style-name="MP5" loext:marker-style-name="MT4"><draw:frame draw:style-name="Mfr2" draw:name="Marco1" text:anchor-type="char" svg:x="0cm" svg:y="0cm" svg:width="0.099cm" svg:height="0.116cm" draw:z-index="8"><draw:text-box><text:p text:style-name="MP6"><text:s/>PAGE 0</text:p></draw:text-box></draw:frame><draw:custom-shape text:anchor-type="char" draw:z-index="3" draw:name="Rectángulo 1" draw:style-name="Mgr1" draw:text-style-name="MP8" svg:width="0.096cm" svg:height="0.114cm" svg:x="0cm" svg:y="0.002cm"><text:p text:style-name="MP7"><text:span text:style-name="MT5"><text:s/>PAGE 0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2" draw:name="Marco21" text:anchor-type="char" svg:x="0cm" svg:y="0cm" svg:width="0.099cm" svg:height="0.116cm" draw:z-index="0"><draw:text-box><text:p text:style-name="MP6"><text:s/>PAGE 0</text:p></draw:text-box></draw:frame><draw:frame draw:style-name="Mfr3" draw:name="Marco211" text:anchor-type="char" svg:x="0cm" svg:y="0cm" svg:width="0.099cm" svg:height="0.116cm" draw:z-index="2"><draw:text-box><text:p text:style-name="MP6"><text:s/>PAGE 0</text:p></draw:text-box></draw:frame><draw:custom-shape text:anchor-type="char" draw:z-index="4" draw:name="Rectángulo 2" draw:style-name="Mgr2" draw:text-style-name="MP8" svg:width="0.096cm" svg:height="0.114cm" svg:x="0cm" svg:y="0.002cm"><text:p text:style-name="MP7"><text:span text:style-name="MT5"><text:s/>PAGE 0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3" draw:name="Marco31" text:anchor-type="char" svg:x="0cm" svg:y="0cm" svg:width="0.099cm" svg:height="0.116cm" draw:z-index="7"><draw:text-box><text:p text:style-name="MP6"><text:s/>PAGE 0</text:p></draw:text-box></draw:frame></text:p>
      </style:footer>
      <style:footer-first>
        <text:p text:style-name="MP9" loext:marker-style-name="MT1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editing-cycles>12</meta:editing-cycles>
    <meta:creation-date>2025-12-02T16:09:38.306393500</meta:creation-date>
    <dc:date>2026-03-24T19:46:10.366179000</dc:date>
    <dc:language>es-ES</dc:language>
    <meta:editing-duration>PT33M37S</meta:editing-duration>
    <meta:generator>LibreOffice/26.2.1.2$MacOSX_AARCH64 LibreOffice_project/8399f6259d8c87f40e7255cdb3c9b958f5e08948</meta:generator>
    <meta:document-statistic meta:table-count="0" meta:image-count="1" meta:object-count="0" meta:page-count="2" meta:paragraph-count="15" meta:word-count="244" meta:character-count="2298" meta:non-whitespace-character-count="1982"/>
    <meta:user-defined meta:name="AppVersion">16.0000</meta:user-defined>
    <meta:template xlink:type="simple" xlink:actuate="onRequest" xlink:title="Fiscalía Provincial de.dotx" xlink:href=""/>
  </office:meta>
</office:document-meta>
</file>